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  <style:text-properties style:font-name="Carlito" fo:font-size="10.5pt" officeooo:paragraph-rsid="00001d4d" style:font-size-asian="10.5pt" style:font-size-complex="10.5pt"/>
    </style:style>
    <style:style style:name="P2" style:family="paragraph" style:parent-style-name="Standard" style:list-style-name="WW8Num1">
      <style:paragraph-properties fo:text-align="justify" style:justify-single-word="false"/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Standard" style:list-style-name="WW8Num22"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 style:list-style-name="WW8Num1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5" style:family="paragraph" style:parent-style-name="Standard" style:list-style-name="WW8Num5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6" style:family="paragraph" style:parent-style-name="Standard" style:list-style-name="WW8Num5">
      <style:text-properties style:font-name="Carlito" fo:font-size="10.5pt" officeooo:paragraph-rsid="00001d4d" style:font-size-asian="10.5pt" style:font-size-complex="10.5pt"/>
    </style:style>
    <style:style style:name="P7" style:family="paragraph" style:parent-style-name="Standard" style:list-style-name="WW8Num9">
      <style:text-properties style:font-name="Carlito" fo:font-size="10.5pt" officeooo:paragraph-rsid="00001d4d" style:font-size-asian="10.5pt" style:font-size-complex="10.5pt"/>
    </style:style>
    <style:style style:name="P8" style:family="paragraph" style:parent-style-name="Standard" style:list-style-name="WW8Num3">
      <style:text-properties style:font-name="Carlito" fo:font-size="10.5pt" officeooo:paragraph-rsid="00001d4d" style:font-size-asian="10.5pt" style:font-size-complex="10.5pt"/>
    </style:style>
    <style:style style:name="P9" style:family="paragraph" style:parent-style-name="Standard" style:list-style-name="WW8Num6">
      <style:text-properties style:font-name="Carlito" fo:font-size="10.5pt" officeooo:paragraph-rsid="00001d4d" style:font-size-asian="10.5pt" style:font-size-complex="10.5pt"/>
    </style:style>
    <style:style style:name="P10" style:family="paragraph" style:parent-style-name="Standard" style:list-style-name="WW8Num16">
      <style:text-properties style:font-name="Carlito" fo:font-size="10.5pt" officeooo:paragraph-rsid="00001d4d" style:font-size-asian="10.5pt" style:font-size-complex="10.5pt"/>
    </style:style>
    <style:style style:name="P11" style:family="paragraph" style:parent-style-name="Standard" style:list-style-name="WW8Num7">
      <style:text-properties style:font-name="Carlito" fo:font-size="10.5pt" officeooo:paragraph-rsid="00001d4d" style:font-size-asian="10.5pt" style:font-size-complex="10.5pt"/>
    </style:style>
    <style:style style:name="P12" style:family="paragraph" style:parent-style-name="Standard" style:list-style-name="WW8Num18">
      <style:text-properties style:font-name="Carlito" fo:font-size="10.5pt" officeooo:paragraph-rsid="00001d4d" style:font-size-asian="10.5pt" style:font-size-complex="10.5pt"/>
    </style:style>
    <style:style style:name="P13" style:family="paragraph" style:parent-style-name="Standard" style:list-style-name="WW8Num11">
      <style:text-properties style:font-name="Carlito" fo:font-size="10.5pt" officeooo:paragraph-rsid="00001d4d" style:font-size-asian="10.5pt" style:font-size-complex="10.5pt"/>
    </style:style>
    <style:style style:name="P14" style:family="paragraph" style:parent-style-name="Standard" style:list-style-name="WW8Num15">
      <style:text-properties style:font-name="Carlito" fo:font-size="10.5pt" officeooo:paragraph-rsid="00001d4d" style:font-size-asian="10.5pt" style:font-size-complex="10.5pt"/>
    </style:style>
    <style:style style:name="P15" style:family="paragraph" style:parent-style-name="Standard" style:list-style-name="WW8Num12">
      <style:text-properties style:font-name="Carlito" fo:font-size="10.5pt" officeooo:paragraph-rsid="00001d4d" style:font-size-asian="10.5pt" style:font-size-complex="10.5pt"/>
    </style:style>
    <style:style style:name="P16" style:family="paragraph" style:parent-style-name="Standard" style:list-style-name="WW8Num23">
      <style:text-properties style:font-name="Carlito" fo:font-size="10.5pt" officeooo:paragraph-rsid="00001d4d" style:font-size-asian="10.5pt" style:font-size-complex="10.5pt"/>
    </style:style>
    <style:style style:name="P17" style:family="paragraph" style:parent-style-name="Standard" style:list-style-name="WW8Num4">
      <style:text-properties style:font-name="Carlito" fo:font-size="10.5pt" officeooo:paragraph-rsid="00001d4d" style:font-size-asian="10.5pt" style:font-size-complex="10.5pt"/>
    </style:style>
    <style:style style:name="P18" style:family="paragraph" style:parent-style-name="Standard" style:list-style-name="WW8Num25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19" style:family="paragraph" style:parent-style-name="Standard" style:list-style-name="WW8Num2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0" style:family="paragraph" style:parent-style-name="Standard" style:list-style-name="WW8Num13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1" style:family="paragraph" style:parent-style-name="Standard" style:list-style-name="WW8Num20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2" style:family="paragraph" style:parent-style-name="Standard" style:list-style-name="WW8Num21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3" style:family="paragraph" style:parent-style-name="Standard" style:list-style-name="WW8Num11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4" style:family="paragraph" style:parent-style-name="Standard" style:list-style-name="WW8Num15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5" style:family="paragraph" style:parent-style-name="Standard" style:list-style-name="WW8Num12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6" style:family="paragraph" style:parent-style-name="Standard" style:list-style-name="WW8Num25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8" style:family="paragraph" style:parent-style-name="Standard" style:list-style-name="WW8Num2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9" style:family="paragraph" style:parent-style-name="Standard" style:list-style-name="WW8Num9">
      <style:paragraph-properties fo:text-align="justify" style:justify-single-word="false"/>
      <style:text-properties style:font-name="Carlito" fo:font-size="10.5pt" fo:letter-spacing="-0.014cm" officeooo:paragraph-rsid="00001d4d" style:font-size-asian="10.5pt" style:font-size-complex="10.5pt"/>
    </style:style>
    <style:style style:name="P30" style:family="paragraph" style:parent-style-name="Standard" style:list-style-name="WW8Num13">
      <style:text-properties style:font-name="Carlito" fo:font-size="10.5pt" fo:letter-spacing="-0.014cm" officeooo:paragraph-rsid="00001d4d" style:font-size-asian="10.5pt" style:font-size-complex="10.5pt"/>
    </style:style>
    <style:style style:name="P31" style:family="paragraph" style:parent-style-name="Standard" style:list-style-name="WW8Num20">
      <style:text-properties style:font-name="Carlito" fo:font-size="10.5pt" fo:letter-spacing="-0.014cm" officeooo:paragraph-rsid="00001d4d" style:font-size-asian="10.5pt" style:font-size-complex="10.5pt"/>
    </style:style>
    <style:style style:name="P32" style:family="paragraph" style:parent-style-name="Standard" style:list-style-name="WW8Num6">
      <style:text-properties style:font-name="Carlito" fo:font-size="10.5pt" fo:letter-spacing="-0.014cm" officeooo:paragraph-rsid="00001d4d" style:font-size-asian="10.5pt" style:font-size-complex="10.5pt"/>
    </style:style>
    <style:style style:name="P33" style:family="paragraph" style:parent-style-name="Standard" style:list-style-name="WW8Num23">
      <style:text-properties style:font-name="Carlito" fo:font-size="10.5pt" fo:letter-spacing="-0.014cm" officeooo:paragraph-rsid="00001d4d" style:font-size-asian="10.5pt" style:font-size-complex="10.5pt"/>
    </style:style>
    <style:style style:name="P34" style:family="paragraph" style:parent-style-name="Standard" style:list-style-name="WW8Num3">
      <style:paragraph-properties fo:text-align="justify" style:justify-single-word="false"/>
      <style:text-properties style:font-name="Carlito" fo:font-size="10.5pt" fo:letter-spacing="-0.011cm" officeooo:paragraph-rsid="00001d4d" style:font-size-asian="10.5pt" style:font-size-complex="10.5pt"/>
    </style:style>
    <style:style style:name="P35" style:family="paragraph" style:parent-style-name="Standard" style:list-style-name="WW8Num7">
      <style:text-properties style:font-name="Carlito" fo:font-size="10.5pt" fo:letter-spacing="-0.011cm" officeooo:paragraph-rsid="00001d4d" style:font-size-asian="10.5pt" style:font-size-complex="10.5pt"/>
    </style:style>
    <style:style style:name="P36" style:family="paragraph" style:parent-style-name="Standard" style:list-style-name="WW8Num18">
      <style:text-properties style:font-name="Carlito" fo:font-size="10.5pt" fo:letter-spacing="-0.011cm" officeooo:paragraph-rsid="00001d4d" style:font-size-asian="10.5pt" style:font-size-complex="10.5pt"/>
    </style:style>
    <style:style style:name="P37" style:family="paragraph" style:parent-style-name="Standard" style:list-style-name="WW8Num16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8" style:family="paragraph" style:parent-style-name="Standard" style:list-style-name="WW8Num21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9" style:family="paragraph" style:parent-style-name="Heading_20_1">
      <style:text-properties style:font-name="Carlito" fo:font-size="10.5pt" officeooo:paragraph-rsid="00001d4d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заменационные билета «ЭЛЕКТРОДИНАМИКА»</text:p>
      <text:h text:style-name="P39" text:outline-level="1">Билет 1</text:h>
      <text:list xml:id="list2249063699" text:style-name="WW8Num1">
        <text:list-item>
          <text:p text:style-name="P2">Теорема Гаусса.</text:p>
        </text:list-item>
        <text:list-item>
          <text:p text:style-name="P4">Задача на электростатику.</text:p>
        </text:list-item>
      </text:list>
      <text:h text:style-name="P39" text:outline-level="1">Билет 2</text:h>
      <text:list xml:id="list3124593099" text:style-name="WW8Num25">
        <text:list-item>
          <text:p text:style-name="P18">Электрический ток. Сила тока. Плотность тока. Закон Ома для однородного участка цепи. </text:p>
        </text:list-item>
        <text:list-item>
          <text:p text:style-name="P26">Задача на движение частиц в магнитном поле.</text:p>
        </text:list-item>
      </text:list>
      <text:h text:style-name="P39" text:outline-level="1">Билет 3</text:h>
      <text:list xml:id="list3847353238" text:style-name="WW8Num5">
        <text:list-item>
          <text:p text:style-name="P6">Магнитное поле постоянного тока. Магнитное взаимодействие токов. Индукция магнитного поля. </text:p>
        </text:list-item>
        <text:list-item>
          <text:p text:style-name="P5">Задача на электростатику.</text:p>
        </text:list-item>
      </text:list>
      <text:h text:style-name="P39" text:outline-level="1">Билет 4</text:h>
      <text:list xml:id="list3478704343" text:style-name="WW8Num2">
        <text:list-item>
          <text:p text:style-name="P19">Последовательное и параллельное соединение конденсаторов. </text:p>
        </text:list-item>
        <text:list-item>
          <text:p text:style-name="P27">Задача на движение частиц в магнитном поле.</text:p>
        </text:list-item>
      </text:list>
      <text:h text:style-name="P39" text:outline-level="1">Билет 5</text:h>
      <text:list xml:id="list2755396622" text:style-name="WW8Num22">
        <text:list-item>
          <text:p text:style-name="P3">Работа в электрическом поле. Потенциал и разность потенциалов.</text:p>
        </text:list-item>
        <text:list-item>
          <text:p text:style-name="P28">Задача на движение частиц в магнитном поле.</text:p>
        </text:list-item>
      </text:list>
      <text:h text:style-name="P39" text:outline-level="1">Билет 6 </text:h>
      <text:list xml:id="list2600458365" text:style-name="WW8Num9">
        <text:list-item>
          <text:p text:style-name="P7"><text:span text:style-name="T1">Самоиндукция. Индуктивность.</text:span> Энергия магнитного поля.</text:p>
        </text:list-item>
        <text:list-item>
          <text:p text:style-name="P29">Задача на электростатику.</text:p>
        </text:list-item>
      </text:list>
      <text:h text:style-name="P39" text:outline-level="1">Билет 7</text:h>
      <text:list xml:id="list2428995426" text:style-name="WW8Num13">
        <text:list-item>
          <text:p text:style-name="P20">Электрический заряд. Взаимодействие заряженных тел. Закон Кулона.</text:p>
        </text:list-item>
        <text:list-item>
          <text:p text:style-name="P30">Задача на движение частиц в магнитном поле.</text:p>
        </text:list-item>
      </text:list>
      <text:h text:style-name="P39" text:outline-level="1">Билет 8</text:h>
      <text:list xml:id="list2909990807" text:style-name="WW8Num3">
        <text:list-item>
          <text:p text:style-name="P8"><text:span text:style-name="T1">Электроемкость конденсатора. Емкость плоского конденсатора.</text:span> <text:span text:style-name="T1">Энергия электрического поля.</text:span></text:p>
        </text:list-item>
        <text:list-item>
          <text:p text:style-name="P34">Задача на законы постоянного тока</text:p>
        </text:list-item>
      </text:list>
      <text:h text:style-name="P39" text:outline-level="1">Билет 9</text:h>
      <text:list xml:id="list2825824659" text:style-name="WW8Num20">
        <text:list-item>
          <text:p text:style-name="P21">Электрическое поле. Напряженность электрического поля. Принцип суперпозиции. Силовые линии. <text:span text:style-name="T2">Эквипотенциальные поверхности.</text:span></text:p>
        </text:list-item>
        <text:list-item>
          <text:p text:style-name="P31">Задача на движение частиц в магнитном поле.</text:p>
        </text:list-item>
      </text:list>
      <text:h text:style-name="P39" text:outline-level="1">Билет 10</text:h>
      <text:list xml:id="list1636875768" text:style-name="WW8Num6">
        <text:list-item>
          <text:p text:style-name="P9"><text:span text:style-name="T1">Закон Ома для участка цепи, содержащего ЭДС. Мощность тока.</text:span> </text:p>
        </text:list-item>
        <text:list-item>
          <text:p text:style-name="P32">Задача на движение частиц в магнитном поле.</text:p>
        </text:list-item>
      </text:list>
      <text:h text:style-name="P39" text:outline-level="1">Билет 11</text:h>
      <text:list xml:id="list90355610" text:style-name="WW8Num16">
        <text:list-item>
          <text:p text:style-name="P10"><text:span text:style-name="T1">Последовательное и параллельное соединение проводников.</text:span> <text:span text:style-name="T1">Работа и мощность электрического тока. Закон Джоуля-Ленца. </text:span></text:p>
        </text:list-item>
        <text:list-item>
          <text:p text:style-name="P37">Задача на магнитные явления.</text:p>
        </text:list-item>
      </text:list>
      <text:h text:style-name="P39" text:outline-level="1">Билет 12 </text:h>
      <text:list xml:id="list470234465" text:style-name="WW8Num21">
        <text:list-item>
          <text:p text:style-name="P22">Правила Кирхгофа. Последовательное и параллельное соединение источников тока.</text:p>
        </text:list-item>
        <text:list-item>
          <text:p text:style-name="P38">Задача на магнитные явления.</text:p>
        </text:list-item>
      </text:list>
      <text:h text:style-name="P39" text:outline-level="1">Билет 13</text:h>
      <text:list xml:id="list895593920" text:style-name="WW8Num7">
        <text:list-item>
          <text:p text:style-name="P11">Проводники в электрическом поле</text:p>
        </text:list-item>
        <text:list-item>
          <text:p text:style-name="P35">Задача на законы постоянного тока</text:p>
        </text:list-item>
      </text:list>
      <text:h text:style-name="P39" text:outline-level="1">Билет 14</text:h>
      <text:list xml:id="list1726791039" text:style-name="WW8Num18">
        <text:list-item>
          <text:p text:style-name="P12">Диэлектрики в электрическом поле.</text:p>
        </text:list-item>
        <text:list-item>
          <text:p text:style-name="P36">Задача на законы постоянного тока</text:p>
        </text:list-item>
      </text:list>
      <text:h text:style-name="P39" text:outline-level="1">Билет 15</text:h>
      <text:list xml:id="list1443856218" text:style-name="WW8Num11">
        <text:list-item>
          <text:p text:style-name="P23">Закон Био-Савара-Лапласа. Магнитное поле прямого тока. Магнитное поле кругового тока.</text:p>
        </text:list-item>
        <text:list-item>
          <text:p text:style-name="P13">Задача на электростатику.</text:p>
        </text:list-item>
      </text:list>
      <text:h text:style-name="P39" text:outline-level="1">Билет 16</text:h>
      <text:list xml:id="list980165648" text:style-name="WW8Num15">
        <text:list-item>
          <text:p text:style-name="P24">Циркуляция вектора магнитной индукции. Магнитное поле соленоида и тороида.</text:p>
        </text:list-item>
        <text:list-item>
          <text:p text:style-name="P14">Задача на электростатику.</text:p>
        </text:list-item>
      </text:list>
      <text:h text:style-name="P39" text:outline-level="1">Билет 17</text:h>
      <text:list xml:id="list3492410270" text:style-name="WW8Num12">
        <text:list-item>
          <text:p text:style-name="P25">Электромагнитная индукция. Закон Фарадея для электромагнитной индукции.</text:p>
        </text:list-item>
        <text:list-item>
          <text:p text:style-name="P15">Задача на электростатику.</text:p>
        </text:list-item>
      </text:list>
      <text:h text:style-name="P39" text:outline-level="1">Билет 18</text:h>
      <text:list xml:id="list2102362356" text:style-name="WW8Num23">
        <text:list-item>
          <text:p text:style-name="P16">Электродвижущая сила источника тока. Закон Ома для полной цепи.</text:p>
        </text:list-item>
        <text:list-item>
          <text:p text:style-name="P33">Задача на движение частиц в магнитном поле.</text:p>
        </text:list-item>
      </text:list>
      <text:h text:style-name="P39" text:outline-level="1">Билет 19</text:h>
      <text:list xml:id="list3266505774" text:style-name="WW8Num4">
        <text:list-item>
          <text:p text:style-name="P17">Сила Ампера. Сила Лоренца. Движение заряженных частиц в магнитном поле.</text:p>
        </text:list-item>
        <text:list-item>
          <text:p text:style-name="P17">Задача на электростатик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4z0" style:family="text"/>
    <style:style style:name="WW8Num1z0" style:family="text"/>
    <style:style style:name="WW8Num25z0" style:family="text"/>
    <style:style style:name="WW8Num5z0" style:family="text"/>
    <style:style style:name="WW8Num2z0" style:family="text"/>
    <style:style style:name="WW8Num22z0" style:family="text"/>
    <style:style style:name="WW8Num9z0" style:family="text"/>
    <style:style style:name="WW8Num13z0" style:family="text"/>
    <style:style style:name="WW8Num3z0" style:family="text"/>
    <style:style style:name="WW8Num20z0" style:family="text"/>
    <style:style style:name="WW8Num6z0" style:family="text"/>
    <style:style style:name="WW8Num16z0" style:family="text"/>
    <style:style style:name="WW8Num21z0" style:family="text"/>
    <style:style style:name="WW8Num7z0" style:family="text"/>
    <style:style style:name="WW8Num18z0" style:family="text"/>
    <style:style style:name="WW8Num11z0" style:family="text"/>
    <style:style style:name="WW8Num15z0" style:family="text"/>
    <style:style style:name="WW8Num12z0" style:family="text"/>
    <style:style style:name="WW8Num23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7cm" fo:margin-bottom="0.841cm" fo:margin-left="0.813cm" fo:margin-right="0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0:21.674000000</meta:creation-date>
    <dc:date>2018-05-14T17:48:44.202000000</dc:date>
    <meta:editing-duration>P1DT12H44M52S</meta:editing-duration>
    <meta:editing-cycles>10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58" meta:word-count="322" meta:character-count="2212" meta:non-whitespace-character-count="1979"/>
  </office:meta>
</office:document-meta>
</file>